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359d9" officeooo:paragraph-rsid="00025a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From Adriana:** </text:p>
      <text:p text:style-name="P1">Got additional cone input files for SPEC that make use of a slightly different rhodopsin template (Palacios' 1996) for modeling the visual systems of *H. ismenius* and *H. melpomene*. <text:s/>To be consistent, I should also model the *H. erato* male and *H. erato* female using the Palacios template and compare the results with the first set of calculations I did, which was using Kyle's intracellular spectral sensitivity curves as input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3:54:53.490537841</meta:creation-date>
    <dc:date>2016-12-16T13:55:44.469812346</dc:date>
    <meta:editing-duration>PT51S</meta:editing-duration>
    <meta:editing-cycles>1</meta:editing-cycles>
    <meta:document-statistic meta:table-count="0" meta:image-count="0" meta:object-count="0" meta:page-count="1" meta:paragraph-count="2" meta:word-count="73" meta:character-count="457" meta:non-whitespace-character-count="384"/>
    <meta:generator>LibreOffice/5.1.2.2$Linux_X86_64 LibreOffice_project/10m0$Build-2</meta:generator>
  </office:meta>
</office:document-meta>
</file>